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objectwithoutfill">
      <style:graphic-properties svg:stroke-width="0.2cm" draw:marker-start-width="0.51cm" draw:marker-end="Arrow" draw:marker-end-width="0.61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cm" fo:min-width="2.265cm"/>
    </style:style>
    <style:style style:name="gr5" style:family="graphic" style:parent-style-name="objectwithoutfill">
      <style:graphic-properties svg:stroke-width="0.2cm" draw:marker-start-width="0.52cm" draw:marker-end="Arrow" draw:marker-end-width="0.62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2cm" fo:min-width="3.1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011cm"/>
    </style:style>
    <style:style style:name="gr9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1cm" fo:min-width="0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width="0.03cm" draw:marker-start-width="0.25cm" draw:marker-end-width="0.25cm" draw:fill-color="#99cc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2cm" draw:marker-start-width="0.52cm" draw:marker-end="Linienende_20_1" draw:marker-end-width="0.62cm" draw:fill="none" draw:textarea-vertical-align="middle" fo:padding-top="0.225cm" fo:padding-bottom="0.225cm" fo:padding-left="0.35cm" fo:padding-right="0.35cm"/>
    </style:style>
    <style:style style:name="gr16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18" style:family="graphic" style:parent-style-name="objectwithoutfill">
      <style:graphic-properties draw:stroke="dash" draw:stroke-dash="Fine_20_Dotted"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paragraph-properties fo:text-align="center"/>
    </style:style>
    <style:style style:name="P7" style:family="paragraph">
      <style:text-properties fo:font-size="28pt" fo:font-style="italic" style:font-size-asian="28pt" style:font-style-asian="italic" style:font-size-complex="28pt" style:font-style-complex="italic"/>
    </style:style>
    <style:style style:name="P8" style:family="paragraph">
      <style:text-properties fo:font-size="25pt" fo:font-style="italic" style:font-size-asian="25pt" style:font-style-asian="italic" style:font-size-complex="25pt" style:font-style-complex="italic"/>
    </style:style>
    <style:style style:name="P9" style:family="paragraph">
      <style:paragraph-properties fo:text-align="center"/>
      <style:text-properties fo:font-size="48pt" style:font-size-asian="48pt" style:font-size-complex="48pt"/>
    </style:style>
    <style:style style:name="P10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1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2" style:family="paragraph">
      <style:paragraph-properties fo:text-align="center"/>
      <style:text-properties fo:font-size="26pt" style:font-size-asian="26pt" style:font-size-complex="26pt"/>
    </style:style>
    <style:style style:name="P13" style:family="paragraph">
      <style:text-properties fo:font-size="26pt" fo:font-style="italic" fo:text-shadow="none" style:font-size-asian="26pt" style:font-style-asian="italic" style:font-size-complex="26pt" style:font-style-complex="italic"/>
    </style:style>
    <style:style style:name="P14" style:family="paragraph">
      <style:text-properties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fo:font-size="25pt" fo:font-style="italic" style:font-size-asian="25pt" style:font-style-asian="italic" style:font-size-complex="25pt" style:font-style-complex="italic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style:style style:name="T12" style:family="text">
      <style:text-properties fo:font-size="26pt" fo:font-style="italic" fo:text-shadow="none" style:font-size-asian="26pt" style:font-style-asian="italic" style:font-size-complex="26pt" style:font-style-complex="italic"/>
    </style:style>
    <style:style style:name="T13" style:family="text">
      <style:text-properties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0pt" fo:text-shadow="1pt 1pt" style:font-size-asian="40pt" style:font-size-complex="40pt"/>
    </style:style>
    <style:style style:name="T15" style:family="text">
      <style:text-properties fo:font-size="18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13.601cm" svg:height="8.981cm" svg:x="31.6cm" svg:y="14.197cm">
          <draw:glue-point draw:id="4" svg:x="5cm" svg:y="-1.671cm"/>
          <draw:glue-point draw:id="5" svg:x="5cm" svg:y="1.656cm"/>
          <draw:glue-point draw:id="6" svg:x="-4.999cm" svg:y="-1.655cm"/>
          <draw:glue-point draw:id="7" svg:x="-4.999cm" svg:y="1.461cm"/>
          <text:p text:style-name="P1"><text:span text:style-name="T1">Trajectory</text:span></text:p>
          <text:p text:style-name="P2"><text:span text:style-name="T2"><text:line-break/></text:span><text:span text:style-name="T2"><text:line-break/></text:span><text:span text:style-name="T2">Root tree node,</text:span><text:span text:style-name="T2"><text:line-break/></text:span><text:span text:style-name="T2">Parameter</text:span><text:span text:style-name="T2"><text:line-break/></text:span><text:span text:style-name="T2">exploration,</text:span></text:p>
          <text:p text:style-name="P2"><text:span text:style-name="T2">Merging,</text:span></text:p>
          <text:p text:style-name="P2"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3" draw:id="id3" draw:layer="layout" svg:width="9.201cm" svg:height="4.201cm" svg:x="12.718cm" svg:y="21.999cm">
          <text:p text:style-name="P2"><text:span text:style-name="T1">StorageService</text:span><text:span text:style-name="T3"><text:line-break/></text:span><text:span text:style-name="T4"><text:line-break/></text:span><text:span text:style-name="T2">Writes &amp; loads</text:span><text:span text:style-name="T2"><text:line-break/></text:span><text:span text:style-name="T2">HDF5 fi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6" draw:id="id6" draw:layer="layout" svg:width="10.001cm" svg:height="6.9cm" svg:x="27.628cm" svg:y="41cm">
          <text:p text:style-name="P1"><text:span text:style-name="T1">Parameter</text:span><text:span text:style-name="T5"><text:line-break/></text:span><text:span text:style-name="T5"/></text:p>
          <text:p text:style-name="P2"><text:span text:style-name="T2">Leaf node,</text:span><text:span text:style-name="T2"><text:line-break/></text:span><text:span text:style-name="T2">Data container</text:span></text:p>
          <text:p text:style-name="P2"><text:span text:style-name="T2">for single values</text:span></text:p>
          <text:p text:style-name="P2"><text:span text:style-name="T2">as well as ran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7" draw:id="id7" draw:layer="layout" svg:width="10cm" svg:height="7cm" svg:x="39.4cm" svg:y="41cm">
          <text:p text:style-name="P1"><text:span text:style-name="T1">Result</text:span></text:p>
          <text:p text:style-name="P1"><text:span text:style-name="T1"/></text:p>
          <text:p text:style-name="P2"><text:span text:style-name="T6"><text:line-break/></text:span><text:span text:style-name="T6"><text:line-break/></text:span><text:span text:style-name="T2">Leaf node,</text:span><text:span text:style-name="T6"><text:line-break/></text:span><text:span text:style-name="T2">Data container for</text:span><text:span text:style-name="T2"><text:line-break/></text:span><text:span text:style-name="T2"> heterogeneou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xml:id="id1" draw:id="id1" draw:layer="layout" svg:width="10.2cm" svg:height="7.2cm" svg:x="60.2cm" svg:y="10cm">
          <text:p text:style-name="P1"><text:span text:style-name="T1">Environment</text:span></text:p>
          <text:p text:style-name="P2"/>
          <text:p text:style-name="P2"><text:span text:style-name="T2">Multiprocessing,</text:span></text:p>
          <text:p text:style-name="P2"><text:span text:style-name="T2">Logging,</text:span><text:span text:style-name="T2"><text:line-break/></text:span><text:span text:style-name="T2">Git integration</text:span><text:span text:style-name="T2"><text:line-break/></text:span><text:span text:style-name="T2">…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01cm" svg:y="50.971cm">
          <text:p text:style-name="P1"><text:span text:style-name="T2">ArrayParameter</text:span><text:span text:style-name="T2"><text:line-break/></text:span><text:span text:style-name="T2"/></text:p>
          <text:p text:style-name="P2"><text:span text:style-name="T7">For large Numpy array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27.6cm" svg:y="54.62cm">
          <text:p text:style-name="P1"><text:span text:style-name="T2">BrianParameter</text:span></text:p>
          <text:p text:style-name="P1"><text:span text:style-name="T2"/></text:p>
          <text:p text:style-name="P2"><text:span text:style-name="T7">For BRIAN quant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.001cm" svg:height="3.151cm" svg:x="39.772cm" svg:y="50.823cm">
          <text:p text:style-name="P1"><text:span text:style-name="T2">SparseResult</text:span></text:p>
          <text:p text:style-name="P1"><text:span text:style-name="T2"/></text:p>
          <text:p text:style-name="P2"><text:span text:style-name="T7">For sparse mat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0cm" svg:height="3.151cm" svg:x="39.8cm" svg:y="54.4cm">
          <text:p text:style-name="P1"><text:span text:style-name="T2">BrianMonitorResult</text:span></text:p>
          <text:p text:style-name="P1"><text:span text:style-name="T2"/></text:p>
          <text:p text:style-name="P2"><text:span text:style-name="T7">For BRIAN moni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2.8cm" svg:height="1.83cm" svg:x="39.972cm" svg:y="57.574cm">
          <draw:text-box>
            <text:p><text:span text:style-name="T8">...</text:span></text:p>
          </draw:text-box>
        </draw:frame>
        <draw:frame draw:style-name="gr2" draw:text-style-name="P5" draw:layer="layout" svg:width="2.8cm" svg:height="1.83cm" svg:x="27.801cm" svg:y="57.771cm">
          <draw:text-box>
            <text:p><text:span text:style-name="T8">...</text:span></text:p>
          </draw:text-box>
        </draw:frame>
        <draw:connector draw:style-name="gr3" draw:text-style-name="P6" draw:layer="layout" draw:type="curve" svg:x1="60.2cm" svg:y1="13.6cm" svg:x2="45.201cm" svg:y2="18.687cm" draw:start-shape="id1" draw:start-glue-point="3" draw:end-shape="id2" svg:d="M60200 13600c-11248 0-3749 5087-14999 5087" svg:viewBox="0 0 15000 5088">
          <text:p/>
        </draw:connector>
        <draw:frame draw:style-name="gr4" draw:text-style-name="P7" draw:layer="layout" svg:width="12.2cm" svg:height="3.6cm" svg:x="46.6cm" svg:y="12.4cm">
          <draw:text-box>
            <text:p><text:span text:style-name="T9">Distributes to individual </text:span></text:p>
            <text:p><text:span text:style-name="T9">runs of user's </text:span><text:span text:style-name="T9"><text:line-break/></text:span><text:span text:style-name="T9">simulation</text:span></text:p>
          </draw:text-box>
        </draw:frame>
        <draw:connector draw:style-name="gr5" draw:text-style-name="P6" draw:layer="layout" draw:type="curve" svg:x1="17.318cm" svg:y1="21.999cm" svg:x2="31.601cm" svg:y2="17.201cm" draw:start-shape="id3" draw:start-glue-point="0" draw:end-shape="id2" draw:end-glue-point="6" svg:d="M17318 21999c0-3199 4761-4798 14283-4798" svg:viewBox="0 0 14284 4799">
          <text:p/>
        </draw:connector>
        <draw:connector draw:style-name="gr3" draw:text-style-name="P6" draw:layer="layout" draw:type="curve" draw:line-skew="1.841cm" svg:x1="31.6cm" svg:y1="18.687cm" svg:x2="21.919cm" svg:y2="24.099cm" draw:start-shape="id2" draw:start-glue-point="3" draw:end-shape="id3" draw:end-glue-point="1" svg:d="M31600 18687c-4500 0 340 5412-9681 5412" svg:viewBox="0 0 9682 5413">
          <text:p/>
        </draw:connector>
        <draw:frame draw:style-name="gr6" draw:text-style-name="P7" draw:layer="layout" svg:width="6.8cm" svg:height="3.566cm" svg:x="22.6cm" svg:y="18.846cm">
          <draw:text-box>
            <text:p><text:span text:style-name="T9"><text:s text:c="7"/></text:span><text:span text:style-name="T9">Requests</text:span><text:span text:style-name="T9"><text:line-break/></text:span><text:span text:style-name="T9"> <text:s text:c="7"/>storage</text:span><text:span text:style-name="T9"><text:line-break/></text:span><text:span text:style-name="T9"> <text:s text:c="2"/>&amp; loading</text:span></text:p>
          </draw:text-box>
        </draw:frame>
        <draw:frame draw:style-name="gr7" draw:text-style-name="P8" draw:layer="layout" svg:width="10.998cm" svg:height="2.233cm" svg:x="34.403cm" svg:y="48.296cm">
          <draw:text-box>
            <text:p><text:span text:style-name="T10">Special subclasses</text:span></text:p>
            <text:p><text:span text:style-name="T10">for non-standard data</text:span></text:p>
          </draw:text-box>
        </draw:frame>
        <draw:frame draw:style-name="gr8" draw:text-style-name="P7" draw:layer="layout" svg:width="9.2cm" svg:height="1.356cm" svg:x="20.4cm" svg:y="15.6cm">
          <draw:text-box>
            <text:p><text:span text:style-name="T9">Saves &amp; loads</text:span></text:p>
          </draw:text-box>
        </draw:frame>
        <draw:custom-shape draw:style-name="gr9" draw:text-style-name="P10" xml:id="id4" draw:id="id4" draw:layer="layout" svg:width="20cm" svg:height="5.4cm" svg:x="31.6cm" svg:y="2.4cm">
          <text:p text:style-name="P9"><text:span text:style-name="T11">Your Simula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3" draw:text-style-name="P6" draw:layer="layout" draw:type="curve" svg:x1="65.3cm" svg:y1="10cm" svg:x2="51.6cm" svg:y2="5.1cm" draw:start-shape="id1" draw:start-glue-point="0" draw:end-shape="id4" draw:end-glue-point="7" svg:d="M65300 10000c0-3267-4566-4900-13700-4900" svg:viewBox="0 0 13701 4901">
          <text:p/>
        </draw:connector>
        <draw:connector draw:style-name="gr3" draw:text-style-name="P6" draw:layer="layout" draw:type="curve" svg:x1="41.6cm" svg:y1="7.8cm" svg:x2="38.4cm" svg:y2="14.197cm" draw:start-shape="id4" draw:start-glue-point="6" draw:end-shape="id2" draw:end-glue-point="0" svg:d="M41600 7800c0 4824-3200 1626-3200 6397" svg:viewBox="0 0 3201 6398">
          <text:p/>
        </draw:connector>
        <draw:frame draw:style-name="gr10" draw:text-style-name="P11" draw:layer="layout" svg:width="7.432cm" svg:height="11cm" svg:x="53.168cm" svg:y="1.4cm">
          <draw:text-box>
            <text:p text:style-name="P6"><text:span text:style-name="T9">Runs individual</text:span><text:span text:style-name="T9"><text:line-break/></text:span><text:span text:style-name="T9">parameter </text:span><text:span text:style-name="T9"><text:line-break/></text:span><text:span text:style-name="T9">combinations of</text:span></text:p>
          </draw:text-box>
        </draw:frame>
        <draw:frame draw:style-name="gr11" draw:text-style-name="P12" draw:layer="layout" svg:width="7.868cm" svg:height="4.367cm" svg:x="30.8cm" svg:y="8.633cm">
          <draw:text-box>
            <text:p text:style-name="P6"><text:span text:style-name="T2">Uses as container</text:span></text:p>
            <text:p text:style-name="P6"><text:span text:style-name="T2">and source for </text:span><text:span text:style-name="T2"><text:line-break/></text:span><text:span text:style-name="T2">parameters</text:span></text:p>
            <text:p text:style-name="P6"><text:span text:style-name="T2">&amp; results</text:span></text:p>
          </draw:text-box>
        </draw:frame>
        <draw:custom-shape draw:style-name="gr1" draw:text-style-name="P4" xml:id="id5" draw:id="id5" draw:layer="layout" svg:width="12.8cm" svg:height="9.2cm" svg:x="32cm" svg:y="28.6cm">
          <draw:glue-point draw:id="4" svg:x="5cm" svg:y="-2.012cm"/>
          <draw:glue-point draw:id="5" svg:x="5cm" svg:y="2.195cm"/>
          <text:p text:style-name="P1"><text:span text:style-name="T1">GroupNode</text:span></text:p>
          <text:p text:style-name="P2"><text:span text:style-name="T6"><text:line-break/></text:span><text:span text:style-name="T6"><text:line-break/></text:span><text:span text:style-name="T2">Different group nodes </text:span><text:span text:style-name="T2"><text:line-break/></text:span><text:span text:style-name="T2">for each sub-tree,</text:span></text:p>
          <text:p text:style-name="P2"><text:span text:style-name="T2">`config_group`,</text:span></text:p>
          <text:p text:style-name="P2"><text:span text:style-name="T2">`parameter_group`,</text:span></text:p>
          <text:p text:style-name="P2"><text:span text:style-name="T2">`derived_parameter_group`,</text:span><text:span text:style-name="T2"><text:line-break/></text:span><text:span text:style-name="T2">&amp; `result_group`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6" draw:layer="layout" draw:type="curve" svg:x1="38.4cm" svg:y1="23.178cm" svg:x2="38.4cm" svg:y2="28.6cm" draw:start-shape="id2" draw:start-glue-point="2" draw:end-shape="id5" draw:end-glue-point="0" svg:d="M38400 23178v5422" svg:viewBox="0 0 1 5423">
          <text:p/>
        </draw:connector>
        <draw:frame draw:style-name="gr11" draw:text-style-name="P13" draw:layer="layout" svg:width="10.421cm" svg:height="4.367cm" svg:x="38.979cm" svg:y="23.6cm">
          <draw:text-box>
            <text:p><text:span text:style-name="T12">4 Sub-tree group nodes:</text:span></text:p>
            <text:p><text:span text:style-name="T12">`config`, `parameters`,</text:span></text:p>
            <text:p><text:span text:style-name="T12">`derived_parameters`,</text:span></text:p>
            <text:p><text:span text:style-name="T12">&amp; `results`</text:span></text:p>
          </draw:text-box>
        </draw:frame>
        <draw:connector draw:style-name="gr3" draw:text-style-name="P6" draw:layer="layout" draw:type="curve" svg:x1="38.4cm" svg:y1="37.8cm" svg:x2="32.628cm" svg:y2="41cm" draw:start-shape="id5" draw:start-glue-point="2" draw:end-shape="id6" draw:end-glue-point="0" svg:d="M38400 37800c0 2401-5772 802-5772 3200" svg:viewBox="0 0 5773 3201">
          <text:p/>
        </draw:connector>
        <draw:connector draw:style-name="gr3" draw:text-style-name="P6" draw:layer="layout" draw:type="curve" svg:x1="38.4cm" svg:y1="37.8cm" svg:x2="44.4cm" svg:y2="41cm" draw:start-shape="id5" draw:start-glue-point="2" draw:end-shape="id7" svg:d="M38400 37800c0 2401 6000 802 6000 3200" svg:viewBox="0 0 6001 3201">
          <text:p/>
        </draw:connector>
        <draw:frame draw:style-name="gr11" draw:text-style-name="P14" draw:layer="layout" svg:width="2.513cm" svg:height="1.517cm" svg:x="37.487cm" svg:y="39.483cm">
          <draw:text-box>
            <text:p><text:span text:style-name="T13">0...*</text:span></text:p>
          </draw:text-box>
        </draw:frame>
        <draw:frame draw:style-name="gr12" draw:text-style-name="P14" draw:layer="layout" svg:width="2.513cm" svg:height="2.041cm" svg:x="46.887cm" svg:y="32.8cm">
          <draw:text-box>
            <text:p><text:span text:style-name="T13">0...*</text:span></text:p>
          </draw:text-box>
        </draw:frame>
        <draw:connector draw:style-name="gr3" draw:text-style-name="P6" draw:layer="layout" draw:type="curve" draw:line-skew="4.026cm" svg:x1="44.8cm" svg:y1="35.219cm" svg:x2="44.8cm" svg:y2="31.349cm" draw:start-shape="id5" draw:start-glue-point="5" draw:end-shape="id5" draw:end-glue-point="4" svg:d="M44800 35219c6813 0 6813-3870 0-3870" svg:viewBox="0 0 5111 3871">
          <text:p/>
        </draw:connector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3" xml:id="id8" draw:id="id8" draw:layer="layout" svg:width="17.4cm" svg:height="6.385cm" svg:x="1.8cm" svg:y="19.615cm">
          <text:p text:style-name="P2"><text:span text:style-name="T1">#1: Pre-processing</text:span><text:span text:style-name="T3"><text:line-break/></text:span><text:span text:style-name="T4"><text:line-break/></text:span><text:span text:style-name="T2">Define parameters,</text:span></text:p>
          <text:p text:style-name="P2"><text:span text:style-name="T2">Prepare the experiment,</text:span></text:p>
          <text:p text:style-name="P2"><text:span text:style-name="T2">Decide on which parameters to expl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9" draw:id="id9" draw:layer="layout" svg:width="29.6cm" svg:height="33cm" svg:x="21.6cm" svg:y="6.22cm">
          <text:p text:style-name="P2"><text:span text:style-name="T1">#2: Run-phase</text:span><text:span text:style-name="T3"><text:line-break/></text:span><text:span text:style-name="T4"><text:line-break/></text:span><text:span text:style-name="T2">Execution of Parameter Exploration,</text:span></text:p>
          <text:p text:style-name="P2"><text:span text:style-name="T2">Computationally expensive (so do this in parallel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… <text:s text:c="27"/></text:span><text:span text:style-name="T14"><text:line-break/></text:span><text:span text:style-name="T14"><text:line-break/></text:span><text:span text:style-name="T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16cm">
          <text:p text:style-name="P2"><text:span text:style-name="T1">Single Run No. 0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19.6cm">
          <text:p text:style-name="P2"><text:span text:style-name="T1">Single Run No. 1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3.4cm">
          <text:p text:style-name="P2"><text:span text:style-name="T1">Single Run No. 2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2cm" svg:y="27cm">
          <text:p text:style-name="P2"><text:span text:style-name="T1">Single Run No. 3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6cm" svg:height="2.8cm" svg:x="30.4cm" svg:y="30.4cm">
          <text:p text:style-name="P2"><text:span text:style-name="T1">Single Run No. 4</text:span><text:span text:style-name="T15"><text:line-break/></text:span><text:span text:style-name="T2">One particular parameter comb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0" draw:id="id10" draw:layer="layout" svg:width="13cm" svg:height="6.385cm" svg:x="54cm" svg:y="19.4cm">
          <text:p text:style-name="P2"><text:span text:style-name="T1">#3: Post-processing</text:span><text:span text:style-name="T3"><text:line-break/></text:span><text:span text:style-name="T4"><text:line-break/></text:span><text:span text:style-name="T2">Collection of results,</text:span></text:p>
          <text:p text:style-name="P2"><text:span text:style-name="T2">cleaning up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11" draw:id="id11" draw:layer="layout" svg:width="11.4cm" svg:height="6.385cm" svg:x="71.52cm" svg:y="19.455cm">
          <text:p text:style-name="P2"><text:span text:style-name="T1">#4: Analysis</text:span><text:span text:style-name="T3"><text:line-break/></text:span><text:span text:style-name="T4"><text:line-break/></text:span><text:span text:style-name="T2">Computing statistics,</text:span></text:p>
          <text:p text:style-name="P2"><text:span text:style-name="T2">plotting</text:span></text:p>
          <text:p text:style-name="P2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6" draw:layer="layout" draw:type="curve" svg:x1="19.2cm" svg:y1="22.807cm" svg:x2="21.6cm" svg:y2="22.72cm" draw:start-shape="id8" draw:start-glue-point="1" draw:end-shape="id9" svg:d="M19200 22807c1800 0 600-87 2400-87" svg:viewBox="0 0 2401 88">
          <text:p/>
        </draw:connector>
        <draw:connector draw:style-name="gr5" draw:text-style-name="P6" draw:layer="layout" draw:type="curve" svg:x1="51.2cm" svg:y1="22.72cm" svg:x2="51.2cm" svg:y2="22.72cm" draw:start-shape="id9" draw:end-shape="id9" svg:d="M51200 22720z" svg:viewBox="0 0 1 1">
          <text:p/>
        </draw:connector>
        <draw:connector draw:style-name="gr16" draw:text-style-name="P6" draw:layer="layout" draw:type="lines" svg:x1="51.1cm" svg:y1="22.62cm" svg:x2="54cm" svg:y2="22.592cm" draw:end-shape="id10" draw:end-glue-point="3" svg:d="M51100 22620l2385-28h515" svg:viewBox="0 0 2901 29">
          <text:p/>
        </draw:connector>
        <draw:line draw:style-name="gr17" draw:text-style-name="P6" draw:layer="layout" svg:x1="46.4cm" svg:y1="32cm" svg:x2="51.1cm" svg:y2="22.592cm">
          <text:p/>
        </draw:line>
        <draw:line draw:style-name="gr17" draw:text-style-name="P6" draw:layer="layout" svg:x1="46.2cm" svg:y1="28.4cm" svg:x2="51cm" svg:y2="22.492cm">
          <text:p/>
        </draw:line>
        <draw:line draw:style-name="gr17" draw:text-style-name="P6" draw:layer="layout" svg:x1="46.2cm" svg:y1="24.8cm" svg:x2="51cm" svg:y2="22.492cm">
          <text:p/>
        </draw:line>
        <draw:line draw:style-name="gr17" draw:text-style-name="P6" draw:layer="layout" svg:x1="46.2cm" svg:y1="21cm" svg:x2="51cm" svg:y2="22.492cm">
          <text:p/>
        </draw:line>
        <draw:line draw:style-name="gr17" draw:text-style-name="P6" draw:layer="layout" svg:x1="46.4cm" svg:y1="17.2cm" svg:x2="51cm" svg:y2="22.492cm">
          <text:p/>
        </draw:line>
        <draw:line draw:style-name="gr16" draw:text-style-name="P6" draw:layer="layout" svg:x1="21.6cm" svg:y1="22.72cm" svg:x2="30.4cm" svg:y2="17.2cm">
          <text:p/>
        </draw:line>
        <draw:line draw:style-name="gr16" draw:text-style-name="P6" draw:layer="layout" svg:x1="21.5cm" svg:y1="22.72cm" svg:x2="30.2cm" svg:y2="21cm">
          <text:p/>
        </draw:line>
        <draw:line draw:style-name="gr16" draw:text-style-name="P6" draw:layer="layout" svg:x1="21.5cm" svg:y1="22.72cm" svg:x2="30.2cm" svg:y2="24.8cm">
          <text:p/>
        </draw:line>
        <draw:line draw:style-name="gr16" draw:text-style-name="P6" draw:layer="layout" svg:x1="21.5cm" svg:y1="22.72cm" svg:x2="30.2cm" svg:y2="28.2cm">
          <text:p/>
        </draw:line>
        <draw:line draw:style-name="gr16" draw:text-style-name="P6" draw:layer="layout" svg:x1="21.5cm" svg:y1="22.72cm" svg:x2="30.4cm" svg:y2="31.8cm">
          <text:p/>
        </draw:line>
        <draw:connector draw:style-name="gr18" draw:text-style-name="P6" draw:layer="layout" draw:type="lines" svg:x1="67cm" svg:y1="22.592cm" svg:x2="71.52cm" svg:y2="22.647cm" draw:start-shape="id10" draw:start-glue-point="1" draw:end-shape="id11" draw:end-glue-point="3" svg:d="M67000 22592h516l3488 55h516" svg:viewBox="0 0 4521 56">
          <text:p/>
        </draw:connector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Linienende_20_1" draw:display-name="Linienende 1" svg:viewBox="0 0 7600 0" svg:d="M0 0h760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36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7.300003051757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1.09cm" fo:text-indent="0cm"/>
      <style:text-properties fo:font-size="76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817cm" fo:text-indent="0cm"/>
      <style:text-properties fo:font-size="65.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543cm" fo:text-indent="0cm"/>
      <style:text-properties fo:font-size="54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271cm" fo:text-indent="0cm"/>
      <style:text-properties fo:font-size="54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0.19999694824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  <draw:page-thumbnail draw:layer="backgroundobjects" svg:width="9.294cm" svg:height="6.564cm" svg:x="11.295cm" svg:y="2.638cm"/>
      <draw:page-thumbnail draw:layer="backgroundobjects" svg:width="9.294cm" svg:height="6.564cm" svg:x="11.295cm" svg:y="10.686cm"/>
      <draw:page-thumbnail draw:layer="backgroundobjects" svg:width="9.294cm" svg:height="6.564cm" svg:x="11.295cm" svg:y="18.734cm"/>
    </style:handout-master>
    <style:master-page style:name="Standard" style:page-layout-name="PM1" draw:style-name="Mdp1">
      <draw:frame presentation:style-name="Standard-title" draw:layer="backgroundobjects" svg:width="73.889cm" svg:height="9.584cm" svg:x="5.105cm" svg:y="3.287cm" presentation:class="title" presentation:placeholder="true">
        <draw:text-box/>
      </draw:frame>
      <draw:frame presentation:style-name="Standard-outline1" draw:layer="backgroundobjects" svg:width="72.247cm" svg:height="33.292cm" svg:x="5.105cm" svg:y="14.428cm" presentation:class="outline" presentation:placeholder="true">
        <draw:text-box/>
      </draw:frame>
      <draw:frame presentation:style-name="Mpr1" draw:text-style-name="MP1" draw:layer="backgroundobjects" svg:width="19.128cm" svg:height="3.958cm" svg:x="5.105cm" svg:y="53.28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3.958cm" svg:x="29.077cm" svg:y="53.28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8cm" svg:height="3.958cm" svg:x="59.864cm" svg:y="53.28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</meta:initial-creator>
    <meta:creation-date>2013-11-16T16:13:34</meta:creation-date>
    <dc:date>2015-02-01T16:48:55.564861876</dc:date>
    <dc:creator>robert </dc:creator>
    <meta:editing-duration>PT10M21S</meta:editing-duration>
    <meta:editing-cycles>3</meta:editing-cycles>
    <meta:generator>LibreOffice/4.2.7.2$Linux_X86_64 LibreOffice_project/420m0$Build-2</meta:generator>
    <meta:document-statistic meta:object-count="79"/>
  </office:meta>
</office:document-meta>
</file>